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4a300" officeooo:paragraph-rsid="0004a300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55657777" text:style-name="L1">
        <text:list-item>
          <text:p text:style-name="P1">Hacer un script de JavaScript que nos pida mediante <text:span text:style-name="T1">prompt</text:span> una cadena (la introduciremos con copiar y pegar) y nos devuelva la <text:span text:style-name="T1">cantidad</text:span> de palabras o signos de puntuación diferentes.</text:p>
          <text:p text:style-name="P1">Se debe usar la estructura de datos SET.</text:p>
          <text:p text:style-name="P1"/>
        </text:list-item>
        <text:list-item>
          <text:p text:style-name="P1">Hacer un script de JavaScript que nos pida mediante <text:span text:style-name="T1">prompt</text:span> una cadena (la introduciremos con copiar y pegar) y nos devuelva la <text:span text:style-name="T1">cantidad</text:span> de palabras o signos de puntuación diferentes.</text:p>
          <text:p text:style-name="P1">Se debe usar la estructura de datos Array.</text:p>
          <text:p text:style-name="P1"/>
          <text:p text:style-name="P1"/>
        </text:list-item>
        <text:list-item>
          <text:p text:style-name="P1">Hacer un script de JavaScript que nos pida mediante <text:span text:style-name="T1">prompt</text:span> una cadena (la introduciremos con copiar y pegar) y nos cree una tabla con todas las palabras o signos de puntuación diferentes y las ocurrencias de cada una.</text:p>
          <text:p text:style-name="P1">Se debe usar la estructura de datos <text:span text:style-name="T1">MAP</text:span>.</text:p>
          <text:p text:style-name="P1"/>
          <text:p text:style-name="P1"/>
        </text:list-item>
        <text:list-item>
          <text:p text:style-name="P1">Hacer un script de JavaScript que nos pida mediante <text:span text:style-name="T1">prompt</text:span> una cadena (la introduciremos con copiar y pegar) y nos cree una tabla con todas las palabras o signos de puntuación diferentes y las ocurrencias de cada una.</text:p>
          <text:p text:style-name="P1">Se debe usar la estructura de datos <text:span text:style-name="T1">Array</text:span>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5T18:56:29.537871163</meta:creation-date>
    <dc:date>2021-11-10T10:02:28.093913112</dc:date>
    <meta:editing-duration>PT12M55S</meta:editing-duration>
    <meta:editing-cycles>2</meta:editing-cycles>
    <meta:generator>LibreOffice/7.2.2.2$Linux_X86_64 LibreOffice_project/20$Build-2</meta:generator>
    <meta:document-statistic meta:table-count="0" meta:image-count="0" meta:object-count="0" meta:page-count="1" meta:paragraph-count="8" meta:word-count="172" meta:character-count="970" meta:non-whitespace-character-count="810"/>
  </office:meta>
</office:document-meta>
</file>